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1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7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7" office:value-type="string">
            <text:p text:style-name="P17"><text:span text:style-name="T7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4">$1-m31</text:p>
              <text:p text:style-name="P34">$1-m32</text:p>
              <text:p text:style-name="P34">$1-m33</text:p>
              <text:p text:style-name="P34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##</text:span><text:span text:style-name="T4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3">,</text:span>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<text:span text:style-name="T1">##</text:span>1-<text:span text:style-name="T1">dn</text:span>_<text:span text:style-name="T7">1</text:span></text:p>
          </table:table-cell>
          <table:table-cell table:style-name="s1.B4" office:value-type="string">
            <text:p text:style-name="P24"><text:s text:c="2"/><text:span text:style-name="T1">##</text:span>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<text:span text:style-name="T1">##</text:span>1-d_dev_<text:span text:style-name="T7">1</text:span></text:p>
          </table:table-cell>
          <table:table-cell table:style-name="s1.B4" office:value-type="string">
            <text:p text:style-name="P18"><text:span text:style-name="T1">##</text:span>1-dose_<text:span text:style-name="T7">1</text:span></text:p>
          </table:table-cell>
          <table:table-cell table:style-name="s1.B4" office:value-type="string">
            <text:p text:style-name="P18"><text:span text:style-name="T1">##</text:span>1-d_res_<text:span text:style-name="T7">1</text:span></text:p>
          </table:table-cell>
          <table:table-cell table:style-name="s1.B4" office:value-type="string">
            <text:p text:style-name="P18"><text:span text:style-name="T1">##</text:span>1-o_pog_<text:span text:style-name="T7">1</text:span></text:p>
          </table:table-cell>
          <table:table-cell table:style-name="s1.B4" office:value-type="string">
            <text:p text:style-name="P18"><text:span text:style-name="T1">##</text:span>1-d_gran_<text:span text:style-name="T7">1</text:span>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<text:span text:style-name="T1">##</text:span>1-<text:span text:style-name="T1">dn</text:span>_<text:span text:style-name="T7">2</text:span></text:p>
          </table:table-cell>
          <table:table-cell table:style-name="s1.B5" office:value-type="string">
            <text:p text:style-name="P24"><text:s text:c="2"/><text:span text:style-name="T1">##</text:span>1-<text:span text:style-name="T1">dd_2</text:span> <text:s/></text:p>
            <text:p text:style-name="P21">180c</text:p>
          </table:table-cell>
          <table:table-cell table:style-name="s1.B5" office:value-type="string">
            <text:p text:style-name="P18"><text:span text:style-name="T1">##</text:span>1-d_dev_<text:span text:style-name="T7">2</text:span></text:p>
          </table:table-cell>
          <table:table-cell table:style-name="s1.B5" office:value-type="string">
            <text:p text:style-name="P18"><text:span text:style-name="T1">##1</text:span>-dose_<text:span text:style-name="T7">2</text:span></text:p>
          </table:table-cell>
          <table:table-cell table:style-name="s1.B5" office:value-type="string">
            <text:p text:style-name="P18"><text:span text:style-name="T1">##</text:span>1-d_res_<text:span text:style-name="T7">2</text:span></text:p>
          </table:table-cell>
          <table:table-cell table:style-name="s1.B5" office:value-type="string">
            <text:p text:style-name="P18"><text:span text:style-name="T1">##</text:span>1-o_pog_<text:span text:style-name="T7">2</text:span></text:p>
          </table:table-cell>
          <table:table-cell table:style-name="s1.B5" office:value-type="string">
            <text:p text:style-name="P18"><text:span text:style-name="T1">##</text:span>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6:36.02</dc:date>
    <meta:editing-duration>P3DT6H13M43S</meta:editing-duration>
    <meta:editing-cycles>376</meta:editing-cycles>
    <meta:generator>OpenOffice/4.1.6$Win32 OpenOffice.org_project/416m1$Build-9790</meta:generator>
    <meta:document-statistic meta:table-count="3" meta:image-count="0" meta:object-count="0" meta:page-count="1" meta:paragraph-count="140" meta:word-count="289" meta:character-count="2251"/>
  </office:meta>
</office:document-meta>
</file>